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41in" text:list-level-position-and-space-mode="label-alignment">
          <style:list-level-label-alignment text:label-followed-by="listtab" fo:margin-left="0.5041in" fo:text-indent="-0.254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5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6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7" style:parent-style-name="Normal" style:family="paragraph">
      <style:paragraph-properties fo:text-align="center"/>
      <style:text-properties fo:font-weight="bold" style:font-weight-asian="bold" fo:font-size="48pt" style:font-size-asian="48pt" style:font-size-complex="48pt"/>
    </style:style>
    <style:style style:name="P8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9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10" style:parent-style-name="Normal" style:family="paragraph">
      <style:paragraph-properties fo:text-align="end"/>
      <style:text-properties fo:font-size="48pt" style:font-size-asian="48pt" style:font-size-complex="48pt"/>
    </style:style>
    <style:style style:name="P11" style:parent-style-name="Normal" style:family="paragraph">
      <style:paragraph-properties fo:text-align="end"/>
      <style:text-properties fo:font-size="14pt" style:font-size-asian="14pt" style:font-size-complex="14pt"/>
    </style:style>
    <style:style style:name="P12" style:parent-style-name="ListParagraph" style:list-style-name="LFO1" style:family="paragraph">
      <style:text-properties fo:font-size="24pt" style:font-size-asian="24pt" style:font-size-complex="24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ListParagraph" style:list-style-name="LFO1" style:family="paragraph">
      <style:text-properties fo:font-size="24pt" style:font-size-asian="24pt" style:font-size-complex="24pt"/>
    </style:style>
    <style:style style:name="P57" style:parent-style-name="Normal" style:family="paragraph">
      <style:text-properties fo:font-size="12pt" style:font-size-asian="12pt" style:font-size-complex="12pt"/>
    </style:style>
    <style:style style:name="T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P71" style:parent-style-name="ListParagraph" style:list-style-name="LFO1" style:family="paragraph">
      <style:text-properties fo:font-size="24pt" style:font-size-asian="24pt" style:font-size-complex="24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24pt" style:font-size-asian="24pt" style:font-size-complex="24pt"/>
    </style:style>
    <style:style style:name="P76" style:parent-style-name="Normal" style:family="paragraph">
      <style:text-properties fo:font-size="24pt" style:font-size-asian="24pt" style:font-size-complex="24pt"/>
    </style:style>
    <style:style style:name="P77" style:parent-style-name="Normal" style:family="paragraph">
      <style:text-properties fo:font-size="24pt" style:font-size-asian="24pt" style:font-size-complex="24pt"/>
    </style:style>
    <style:style style:name="P78" style:parent-style-name="ListParagraph" style:list-style-name="LFO1" style:family="paragraph">
      <style:text-properties fo:font-size="24pt" style:font-size-asian="24pt" style:font-size-complex="24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/>
      <text:p text:style-name="P2"/>
      <text:p text:style-name="P3">RG Domača naloga 1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David Borštner<text:line-break/>25.10.2018, Ljubljana</text:p>
      <text:soft-page-break/>
      <text:list text:style-name="LFO1" text:continue-numbering="true">
        <text:list-item>
          <text:p text:style-name="P12"><text:s/>Vector4f</text:p>
        </text:list-item>
      </text:list>
      <text:p text:style-name="Normal"><text:span text:style-name="T13">Razred Vector4f deluje tako, da prejme koordinate x, y in z, ki se s konstruktorjem shranijo v nov objekt, ki</text:span><text:span text:style-name="T14"><text:s/>jim doda homogeno komponento h. Nov razred Vector4f lahko naredimo preko konzole:<text:s/></text:span><text:span text:style-name="T15">ime_objekta = new Vectorf4(x,y,z);</text:span></text:p>
      <text:p text:style-name="Normal"><text:span text:style-name="T16">Metoda negate:</text:span><text:span text:style-name="T17"><text:s/>prejme objekt razreda Vector4f, katerega spremenljivke pomnoži z -1 ter vrne nov negiran objekt. Metodo lahko kličemo:<text:s/></text:span><text:span text:style-name="T18">Vect</text:span><text:span text:style-name="T19">or4f.negate(ime_objektaV4);</text:span></text:p>
      <text:p text:style-name="Normal"><text:span text:style-name="T20">Metoda add:<text:s/></text:span><text:span text:style-name="T21">prejme dva objekta razreda Vector4f, ki jih nato med sabo sešteje ter vrne njuno vsoto. Metodo lahko kličemo:<text:s/></text:span><text:span text:style-name="T22">Vector4f.add(ime_objektaV41, ime_objektaV42);</text:span></text:p>
      <text:p text:style-name="Normal"><text:span text:style-name="T23">Metoda scalarProduct:<text:s/></text:span><text:span text:style-name="T24">prejme neko realno število in objekt r</text:span><text:span text:style-name="T25">azreda Vector4f, ki ju med sabo pomnoži ter vrne njun vektor pomnožen s skalarjem. Metodo lahko kličemo:<text:s/></text:span><text:span text:style-name="T26">Vector4f.scalarProduct(float, ime_objektaV4);</text:span></text:p>
      <text:p text:style-name="Normal"><text:span text:style-name="T27">Metoda dotProduct:<text:s/></text:span><text:span text:style-name="T28">prejme dva objekta razreda Vector4f, nad katerimi nato izvede skalarni produkt ter vrn</text:span><text:span text:style-name="T29">e rezultat operacije. Metodo lahko kličemo:<text:s/></text:span><text:span text:style-name="T30">Vector4f.dotProduct(ime_objektaV41, ime_objektaV42);</text:span></text:p>
      <text:p text:style-name="Normal"><text:span text:style-name="T31">Metoda crossProduct:<text:s/></text:span><text:span text:style-name="T32">prejme dva objekta razreda Vector4f, nad katerimi izvede vektorski produkt in kot rezultat vrne nov vektor: Metodo lahko kličemo:<text:s/></text:span><text:span text:style-name="T33">Vector4f</text:span><text:span text:style-name="T34">.corssProuct(ime_objektaV41, ime_objektaV42);</text:span></text:p>
      <text:p text:style-name="Normal"><text:span text:style-name="T35">Metoda length:<text:s/></text:span><text:span text:style-name="T36">prejme objekt razreda Vector4f, izračuna njegovo dolžino ter kot rezultat vrne neko realno število. Metodo lahko kličemo:<text:s/></text:span><text:span text:style-name="T37">Vector4f.length(ime_objektaV4);</text:span></text:p>
      <text:p text:style-name="Normal"><text:span text:style-name="T38">Metoda normalize:<text:s/></text:span><text:span text:style-name="T39">prejme objekt razreda<text:s/></text:span><text:span text:style-name="T40">Vector4f ter z uporabo razreda Vector4f.length() normira vhodni vektor in ga vrne. Metodo lahko kličemo:<text:s/></text:span><text:span text:style-name="T41">Vector4f.normalize(ime_objektaV4);</text:span></text:p>
      <text:p text:style-name="Normal"><text:span text:style-name="T42">Metoda cosPhi:<text:s/></text:span><text:span text:style-name="T43">prejem dva objekta razreda Vector4f ter z uporabo razreda Vector4f.dotProduct() vrne kosinus med vekt</text:span><text:span text:style-name="T44">orjema v obliki realnega števila. Metodo lahko kličemo:<text:s/></text:span><text:span text:style-name="T45">Vector4f.cosPhi(ime_objektaV41, ime_objektaV42);</text:span></text:p>
      <text:p text:style-name="Normal"><text:span text:style-name="T46">Metoda project:<text:s/></text:span><text:span text:style-name="T47">prejme dva objekta razreda Vector4f ter z uporabo razredov Vector4f.length(), Vector4f.normalize() in Vector4f.cosPhi() vrne vektor, ki</text:span><text:span text:style-name="T48"><text:s/>je rezultat projekcije enega vektorja na drugega. Metodo lahko kličemo:<text:s/></text:span><text:span text:style-name="T49">Vector4f.project(ime_objektaV41, ime_objektaV42);</text:span></text:p>
      <text:p text:style-name="P50"/>
      <text:p text:style-name="P51"/>
      <text:p text:style-name="P52"/>
      <text:p text:style-name="P53"/>
      <text:p text:style-name="P54"/>
      <text:p text:style-name="P55"/>
      <text:soft-page-break/>
      <text:list text:style-name="LFO1" text:continue-numbering="true">
        <text:list-item>
          <text:p text:style-name="P56">Matrix4f</text:p>
        </text:list-item>
      </text:list>
      <text:p text:style-name="P57">Razred Matrix4f je narejen, da hrani in dela matrike velikosti 4x4, v ta namen sem naredil poseben razred VectorMatrix. VectorMatrix deluje zelo podobno kot Vector4f največja razlika je da je 4. točko možno nastavljati. Tako Matrix4f hrani 4 objekte razreda VectorMatrix in z njimi dela. Konstruktor prejme 16 točk. Nov objekt lahko naredimo preko konzole: ime_objekta = new<text:s/>Matrix4f(1,.....,16);</text:p>
      <text:p text:style-name="Normal"><text:span text:style-name="T58">Metoda negate:<text:s/></text:span><text:span text:style-name="T59">prejme objekt razreda Matrix4f, negira vse njegove komponente z uporabo VectorMatrix.negate() ter vrne negirano matriko. Metodo lahko kličemo: Matrix4f.negate(ime_objektaM4);</text:span></text:p>
      <text:p text:style-name="Normal"><text:span text:style-name="T60">Metoda add:<text:s/></text:span><text:span text:style-name="T61">prejme dva objekta razreda Matr</text:span><text:span text:style-name="T62">ix4f, jih sešteje z uporabo metode VectorMatrix.add() ter vrne vsoto. Metodo lahko kličemo: Matrix4f.add(ime_objektaM41,ime_objektaM42);</text:span></text:p>
      <text:p text:style-name="Normal"><text:span text:style-name="T63">Metoda transponse:<text:s/></text:span><text:span text:style-name="T64">prejme objekt razreda Matrix4f, ga transponira tako da naredi nove vektorje razreda VectorMatrix ter</text:span><text:span text:style-name="T65"><text:s/>vrne transponirano matriko. Metodo lahko kličemo: Matrix4f.transponse(ime_objektaM4);</text:span></text:p>
      <text:p text:style-name="Normal"><text:span text:style-name="T66">Metoda multiplyScalar:<text:s/></text:span><text:span text:style-name="T67">prejme realno število ter objekt razreda Matrix4f, ju zmnoži ter vrne matriko pomnoženo s skalarjem. Metodo lahko kličemo:<text:s/></text:span><text:span text:style-name="T68">Matrix4f.multiplyScalar(skalar,ime_objektaM4);</text:span></text:p>
      <text:p text:style-name="Normal"><text:span text:style-name="T69">Metoda multiply:<text:s/></text:span><text:span text:style-name="T70">prejme dva objekta razreda Matrix4f, ju med sabo pomnoži in vrne matriko. Metodo lahko kličemo: Matrix4f.mulitply(ime_objektaM41, ime_objektaM42);</text:span></text:p>
      <text:list text:style-name="LFO1" text:continue-numbering="true">
        <text:list-item>
          <text:p text:style-name="P71">PointManager</text:p>
        </text:list-item>
      </text:list>
      <text:p text:style-name="P72">PointManager je razred namenjen<text:s/>za branje ter zapisovanje objektov Vector4f. Za svoje delovanje uporablja HTML elemente preko katerih lahko uporabnik vpisuje ter izpisuje objekte.<text:s/></text:p>
      <text:p text:style-name="P73">Za pisanje se uporablja HTML element textArea, v katerega se vpisujejo podatki, ter gumb ki potrdi operacijo. Po pritisku gumba za dodajanje se najprej preveri pravilnost vnosa (Primer: v tocka1 tocka2 tocka3)<text:s/>nato pa se vsi vektorji shranijo v objekt PM, ki se ustvari ob zagonu in vsebuje seznam vektorjev.</text:p>
      <text:p text:style-name="P74">Za branje se prav tako uporablja textArea ter gumb. Prebere se vsebina seznama v objektu PM ter izpiše na textArea. V primeru, da je seznam prazen ostane textArea prazen.</text:p>
      <text:p text:style-name="P75"/>
      <text:p text:style-name="P76"/>
      <text:p text:style-name="P77"/>
      <text:soft-page-break/>
      <text:list text:style-name="LFO1" text:continue-numbering="true">
        <text:list-item>
          <text:p text:style-name="P78">Transformation</text:p>
        </text:list-item>
      </text:list>
      <text:p text:style-name="P79">Razred transformation je razredn narejen za transformiranje točk.<text:s/>Za svoje delovanje uporablja matriko in vektor, ki oba na začetku vsebujeta samo enice.<text:s/></text:p>
      <text:p text:style-name="P80">Pri demonstraciji uporabe razreda transformation se v okno za vnos vpiše kateri ukaz želimo izvest. Ukaz je sestavlje iz imena metode(translation, rotation ali scaling), točke s katero bomo delali (x,y ali z) in vrednosti, ki jo želimo vnesti. Primer: rotacija x 10.</text:p>
      <text:p text:style-name="P81">Ob pritisku na gumb prikaži delovanje se podan ukaz izvede ter izpiše v textarea.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41in" text:list-level-position-and-space-mode="label-alignment">
          <style:list-level-label-alignment text:label-followed-by="listtab" fo:margin-left="0.5041in" fo:text-indent="-0.254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18-10-25T18:39:00Z</meta:creation-date>
    <dc:date>2018-10-26T17:34:00Z</dc:date>
    <meta:template xlink:href="Normal" xlink:type="simple"/>
    <meta:editing-cycles>4</meta:editing-cycles>
    <meta:editing-duration>PT30780S</meta:editing-duration>
    <meta:document-statistic meta:page-count="4" meta:paragraph-count="9" meta:word-count="692" meta:character-count="4631" meta:row-count="32" meta:non-whitespace-character-count="3948"/>
  </office:meta>
</office:document-meta>
</file>